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91b2" officeooo:paragraph-rsid="001d91b2"/>
    </style:style>
    <style:style style:name="P2" style:family="paragraph" style:parent-style-name="Standard">
      <style:text-properties officeooo:rsid="001d91b2" officeooo:paragraph-rsid="001d91b2"/>
    </style:style>
    <style:style style:name="P3" style:family="paragraph" style:parent-style-name="Standard">
      <style:text-properties officeooo:rsid="001e13bd" officeooo:paragraph-rsid="001e13bd"/>
    </style:style>
    <style:style style:name="P4" style:family="paragraph" style:parent-style-name="Standard">
      <style:text-properties fo:font-style="italic" officeooo:rsid="001e13bd" officeooo:paragraph-rsid="001e13bd" style:font-style-asian="italic" style:font-style-complex="italic"/>
    </style:style>
    <style:style style:name="P5" style:family="paragraph" style:parent-style-name="Standard">
      <style:text-properties fo:font-style="italic" officeooo:rsid="00205d31" officeooo:paragraph-rsid="00205d31" style:font-style-asian="italic" style:font-style-complex="italic"/>
    </style:style>
    <style:style style:name="P6" style:family="paragraph" style:parent-style-name="Standard">
      <style:text-properties fo:font-style="italic" officeooo:rsid="00219860" officeooo:paragraph-rsid="00219860" style:font-style-asian="italic" style:font-style-complex="italic"/>
    </style:style>
    <style:style style:name="P7" style:family="paragraph" style:parent-style-name="Standard">
      <style:text-properties fo:font-style="italic" officeooo:rsid="0021adfd" officeooo:paragraph-rsid="0021adfd" style:font-style-asian="italic" style:font-style-complex="italic"/>
    </style:style>
    <style:style style:name="P8" style:family="paragraph" style:parent-style-name="Standard">
      <style:text-properties fo:font-style="italic" officeooo:rsid="0021adfd" officeooo:paragraph-rsid="00230517" style:font-style-asian="italic" style:font-style-complex="italic"/>
    </style:style>
    <style:style style:name="P9" style:family="paragraph" style:parent-style-name="Standard">
      <style:text-properties fo:font-style="italic" officeooo:rsid="00230517" officeooo:paragraph-rsid="00230517" style:font-style-asian="italic" style:font-style-complex="italic"/>
    </style:style>
    <style:style style:name="P10" style:family="paragraph" style:parent-style-name="Standard">
      <style:text-properties fo:font-style="italic" officeooo:rsid="0025e376" officeooo:paragraph-rsid="0025e376" style:font-style-asian="italic" style:font-style-complex="italic"/>
    </style:style>
    <style:style style:name="P11" style:family="paragraph" style:parent-style-name="Standard">
      <style:text-properties fo:font-style="italic" officeooo:rsid="002693ed" officeooo:paragraph-rsid="0025e376" style:font-style-asian="italic" style:font-style-complex="italic"/>
    </style:style>
    <style:style style:name="P12" style:family="paragraph" style:parent-style-name="Standard">
      <style:text-properties fo:font-style="italic" officeooo:rsid="002693ed" officeooo:paragraph-rsid="002693ed" style:font-style-asian="italic" style:font-style-complex="italic"/>
    </style:style>
    <style:style style:name="P13" style:family="paragraph" style:parent-style-name="Standard">
      <style:text-properties fo:font-style="normal" officeooo:rsid="001e13bd" officeooo:paragraph-rsid="001e13bd" style:font-style-asian="normal" style:font-style-complex="normal"/>
    </style:style>
    <style:style style:name="P14" style:family="paragraph" style:parent-style-name="Standard">
      <style:text-properties fo:font-style="normal" officeooo:rsid="00205d31" officeooo:paragraph-rsid="00205d31" style:font-style-asian="normal" style:font-style-complex="normal"/>
    </style:style>
    <style:style style:name="P15" style:family="paragraph" style:parent-style-name="Standard">
      <style:text-properties fo:font-style="normal" officeooo:rsid="00248b39" officeooo:paragraph-rsid="00248b39" style:font-style-asian="normal" style:font-style-complex="normal"/>
    </style:style>
    <style:style style:name="P16" style:family="paragraph" style:parent-style-name="Standard">
      <style:text-properties fo:language="en" fo:country="US" fo:font-style="italic" officeooo:rsid="002693ed" officeooo:paragraph-rsid="0025e376" style:font-style-asian="italic" style:font-style-complex="italic"/>
    </style:style>
    <style:style style:name="P17" style:family="paragraph" style:parent-style-name="Standard">
      <style:text-properties fo:language="en" fo:country="US" fo:font-style="italic" officeooo:rsid="002693ed" officeooo:paragraph-rsid="002693ed" style:font-style-asian="italic" style:font-style-complex="italic"/>
    </style:style>
    <style:style style:name="P18" style:family="paragraph" style:parent-style-name="Text_20_body">
      <style:text-properties fo:font-style="italic" officeooo:rsid="002693ed" officeooo:paragraph-rsid="002693ed" style:font-style-asian="italic" style:font-style-complex="italic"/>
    </style:style>
    <style:style style:name="P19" style:family="paragraph" style:parent-style-name="Preformatted_20_Text">
      <style:text-properties fo:language="en" fo:country="US" fo:font-style="italic" officeooo:rsid="002693ed" officeooo:paragraph-rsid="0025e376" style:font-style-asian="italic" style:font-style-complex="italic"/>
    </style:style>
    <style:style style:name="P20" style:family="paragraph" style:parent-style-name="Preformatted_20_Text">
      <style:text-properties fo:font-style="italic" officeooo:rsid="002693ed" officeooo:paragraph-rsid="002693ed" style:font-style-asian="italic" style:font-style-complex="italic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style="italic" officeooo:rsid="002693ed" officeooo:paragraph-rsid="002693ed" style:font-style-asian="italic" style:font-style-complex="italic"/>
    </style:style>
    <style:style style:name="P23" style:family="paragraph" style:parent-style-name="Standard">
      <style:text-properties fo:font-style="italic" officeooo:rsid="00205d31" officeooo:paragraph-rsid="001e13bd" style:font-style-asian="italic" style:font-style-complex="italic"/>
    </style:style>
    <style:style style:name="P24" style:family="paragraph" style:parent-style-name="Standard">
      <style:text-properties fo:font-style="italic" officeooo:rsid="00205d31" officeooo:paragraph-rsid="00205d31" style:font-style-asian="italic" style:font-style-complex="italic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style="italic" officeooo:rsid="002693ed" officeooo:paragraph-rsid="002693ed" style:font-style-asian="italic" style:font-style-complex="italic"/>
    </style:style>
    <style:style style:name="P26" style:family="paragraph" style:parent-style-name="Preformatted_20_Text">
      <style:paragraph-properties fo:margin-top="0cm" fo:margin-bottom="0.499cm" loext:contextual-spacing="false"/>
      <style:text-properties fo:font-style="italic" officeooo:rsid="00274fa6" officeooo:paragraph-rsid="00274fa6" style:font-style-asian="italic" style:font-style-complex="italic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274fa6" officeooo:paragraph-rsid="00274fa6" style:font-style-asian="italic" style:font-weight-asian="bold" style:font-style-complex="italic" style:font-weight-complex="bold"/>
    </style:style>
    <style:style style:name="T1" style:family="text">
      <style:text-properties officeooo:rsid="00205d3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693ed"/>
    </style:style>
    <style:style style:name="T4" style:family="text">
      <style:text-properties officeooo:rsid="002897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ur projet annuel</text:p>
      <text:p text:style-name="P2"/>
      <text:p text:style-name="P3">offre ovh vps</text:p>
      <text:p text:style-name="P3"/>
      <text:p text:style-name="P4">ssh root@adreese_ip_vps</text:p>
      <text:p text:style-name="P4"/>
      <text:p text:style-name="P13">installation d'une clef ssh :</text:p>
      <text:p text:style-name="P13"/>
      <text:p text:style-name="P4">cd ~/.ssh/</text:p>
      <text:p text:style-name="P4">ls -la <text:span text:style-name="T1">(clef.pub)</text:span></text:p>
      <text:p text:style-name="P23">cd ~/.ssh</text:p>
      <text:p text:style-name="P5">nano authorized_keys (on colle dessus le contenur de la clef.pub)</text:p>
      <text:p text:style-name="P5">apt-get update</text:p>
      <text:p text:style-name="P5">apt-get upgrade</text:p>
      <text:p text:style-name="P14"/>
      <text:p text:style-name="P14">installer lamp : </text:p>
      <text:p text:style-name="P14"/>
      <text:p text:style-name="P5">apt-get install apache2</text:p>
      <text:p text:style-name="P5">apt-get install php5</text:p>
      <text:p text:style-name="P6">apt-get install mysql-server</text:p>
      <text:p text:style-name="P6">apt-get sintall php5-mysql</text:p>
      <text:p text:style-name="P6">apt-get install phpmyadmin</text:p>
      <text:p text:style-name="P6"/>
      <text:p text:style-name="P7">ls /usr/share (phpmyadmin)</text:p>
      <text:p text:style-name="P7"/>
      <text:p text:style-name="P9">ln -s /usr/share/phpmyadmin /var/www/phpmyadmin</text:p>
      <text:p text:style-name="P8"/>
      <text:p text:style-name="P15">ne pas installer le ftp</text:p>
      <text:p text:style-name="P15"/>
      <text:p text:style-name="P10">a2enmod userdir <text:span text:style-name="T2">: permet de créer des répertoires dès qu'un nouvel utilisateur est créé</text:span></text:p>
      <text:p text:style-name="P10">/<text:span text:style-name="T3">etc/init.d</text:span> apache2 restart</text:p>
      <text:p text:style-name="P10"/>
      <text:p text:style-name="P16">/etc/apache2/mods-enabled/php5.conf<text:span text:style-name="T2"> : commenter les 5 dernières lignes</text:span></text:p>
      <text:p text:style-name="P16"/>
      <text:p text:style-name="P19"># /etc/init.d/apache2 restart</text:p>
      <text:p text:style-name="P16"/>
      <text:p text:style-name="P19"># mkdir /etc/skel/public_html</text:p>
      <text:p text:style-name="P16"/>
      <text:p text:style-name="P19"># mkdir /etc/skel/logs</text:p>
      <text:p text:style-name="P16"/>
      <text:p text:style-name="P19"># echo " &lt;h1&gt;Nouvel espace web crée&lt;/h1&gt; " &gt; /etc/skel/public_html/index.html</text:p>
      <text:p text:style-name="P16"/>
      <text:p text:style-name="P19"># useradd -g www-data -m utilisateur</text:p>
      <text:p text:style-name="P16"/>
      <text:p text:style-name="P17">ls /home/utilisateur</text:p>
      <text:p text:style-name="P11"/>
      <text:p text:style-name="P12">nano /etc/apache2/sites-available/toto.com</text:p>
      <text:p text:style-name="P12"/>
      <text:p text:style-name="P12">écrire dedans : </text:p>
      <text:p text:style-name="P12"/>
      <text:p text:style-name="P12">&lt;VirtualHost *:80&gt;</text:p>
      <text:p text:style-name="P12"><text:s text:c="8"/>ServerAdmin postmaster@toto.com</text:p>
      <text:p text:style-name="P12"><text:s text:c="8"/>ServerName www.toto.com</text:p>
      <text:p text:style-name="P12"><text:soft-page-break/><text:s text:c="8"/>ServerAlias toto.com</text:p>
      <text:p text:style-name="P12"><text:s text:c="8"/>DocumentRoot /home/toto/public_html/</text:p>
      <text:p text:style-name="P12"><text:s text:c="8"/>&lt;Directory /home/toto/public_html/&gt;</text:p>
      <text:p text:style-name="P12"><text:s text:c="16"/>Options -Indexes FollowSymLinks MultiViews</text:p>
      <text:p text:style-name="P12"><text:s text:c="16"/>AllowOverride All</text:p>
      <text:p text:style-name="P12"><text:s text:c="8"/>&lt;/Directory&gt;</text:p>
      <text:p text:style-name="P12"><text:s text:c="8"/>ErrorLog /home/toto/logs/error.log</text:p>
      <text:p text:style-name="P12"><text:s text:c="8"/>LogLevel warn</text:p>
      <text:p text:style-name="P12"><text:s text:c="8"/>CustomLog /home/toto/logs/access.log combined</text:p>
      <text:p text:style-name="P12"><text:s text:c="8"/>ServerSignature Off</text:p>
      <text:p text:style-name="P12">&lt;/VirtualHost&gt;</text:p>
      <text:p text:style-name="P12"/>
      <text:p text:style-name="P20"># ln -s /etc/apache2/sites-available/toto.com /etc/apache2/sites-enabled/toto.com</text:p>
      <text:p text:style-name="P20"/>
      <text:p text:style-name="P20"># apache2ctl -t</text:p>
      <text:p text:style-name="P20"/>
      <text:p text:style-name="P18">Si en retour on obtient un « Syntax OK », on redémare apache2 : </text:p>
      <text:p text:style-name="P21"># /etc/init.d/apache2 restar<text:span text:style-name="T3">t</text:span></text:p>
      <text:p text:style-name="P22">sur ovh, zone dns, nom_du_site.fr A mettre l'adresse ip du serveur</text:p>
      <text:p text:style-name="P22">ln -s /usr/share/phpmyadmin /hometoto/public_html/phpmyadmin</text:p>
      <text:p text:style-name="P22"/>
      <text:p text:style-name="P27">Utiliser git : </text:p>
      <text:p text:style-name="P26">apt-get ins<text:span text:style-name="T4">tall git</text:span></text:p>
      <text:p text:style-name="P26">git init</text:p>
      <text:p text:style-name="P26">fit remote add origin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0:31:17.369290524</meta:creation-date>
    <dc:date>2015-12-16T17:19:59.112007040</dc:date>
    <meta:editing-duration>PT49M21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2" meta:paragraph-count="54" meta:word-count="201" meta:character-count="1756" meta:non-whitespace-character-count="1493"/>
  </office:meta>
</office:document-meta>
</file>